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5cfe7" officeooo:paragraph-rsid="0005cfe7"/>
    </style:style>
    <style:style style:name="P2" style:family="paragraph" style:parent-style-name="Subtitle">
      <style:text-properties officeooo:rsid="0019325f" officeooo:paragraph-rsid="0019325f"/>
    </style:style>
    <style:style style:name="P3" style:family="paragraph" style:parent-style-name="Subtitle">
      <style:text-properties officeooo:rsid="0021f1e0" officeooo:paragraph-rsid="0021f1e0"/>
    </style:style>
    <style:style style:name="P4" style:family="paragraph" style:parent-style-name="Subtitle">
      <style:text-properties officeooo:rsid="003fcdab" officeooo:paragraph-rsid="003fcdab"/>
    </style:style>
    <style:style style:name="P5" style:family="paragraph" style:parent-style-name="Text_20_body">
      <style:paragraph-properties fo:text-align="justify" style:justify-single-word="false"/>
      <style:text-properties officeooo:rsid="0006b24a" officeooo:paragraph-rsid="0006b24a"/>
    </style:style>
    <style:style style:name="P6" style:family="paragraph" style:parent-style-name="Text_20_body">
      <style:paragraph-properties fo:text-align="justify" style:justify-single-word="false"/>
      <style:text-properties officeooo:rsid="001aeee5" officeooo:paragraph-rsid="001aeee5"/>
    </style:style>
    <style:style style:name="P7" style:family="paragraph" style:parent-style-name="Text_20_body">
      <style:paragraph-properties fo:text-align="justify" style:justify-single-word="false"/>
      <style:text-properties officeooo:rsid="00233748" officeooo:paragraph-rsid="00335b31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33fc2e" officeooo:paragraph-rsid="0033fc2e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3ed63f" officeooo:paragraph-rsid="003ed63f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officeooo:paragraph-rsid="004b9e8e"/>
    </style:style>
    <style:style style:name="P11" style:family="paragraph" style:parent-style-name="Title">
      <style:text-properties officeooo:rsid="0005cfe7" officeooo:paragraph-rsid="0005cfe7"/>
    </style:style>
    <style:style style:name="P12" style:family="paragraph" style:parent-style-name="Subtitle">
      <style:text-properties officeooo:rsid="00667639" officeooo:paragraph-rsid="00667639"/>
    </style:style>
    <style:style style:name="P13" style:family="paragraph" style:parent-style-name="Subtitle">
      <style:text-properties officeooo:rsid="007f227f" officeooo:paragraph-rsid="007f227f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565750" officeooo:paragraph-rsid="00565750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5abf10" officeooo:paragraph-rsid="005abf10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5d68ba" officeooo:paragraph-rsid="005fb241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paragraph-rsid="005fb241"/>
    </style:style>
    <style:style style:name="P18" style:family="paragraph" style:parent-style-name="Text_20_body">
      <style:paragraph-properties fo:text-align="justify" style:justify-single-word="false"/>
      <style:text-properties officeooo:rsid="00669b1c" officeooo:paragraph-rsid="00669b1c"/>
    </style:style>
    <style:style style:name="P19" style:family="paragraph" style:parent-style-name="Text_20_body">
      <style:paragraph-properties fo:text-align="justify" style:justify-single-word="false"/>
      <style:text-properties officeooo:rsid="006c9417" officeooo:paragraph-rsid="006c9417"/>
    </style:style>
    <style:style style:name="P20" style:family="paragraph" style:parent-style-name="Text_20_body">
      <style:paragraph-properties fo:text-align="justify" style:justify-single-word="false"/>
      <style:text-properties officeooo:rsid="00717e03" officeooo:paragraph-rsid="00717e03"/>
    </style:style>
    <style:style style:name="P21" style:family="paragraph" style:parent-style-name="Text_20_body">
      <style:paragraph-properties fo:text-align="justify" style:justify-single-word="false"/>
      <style:text-properties officeooo:rsid="0081b4fe" officeooo:paragraph-rsid="0081b4fe"/>
    </style:style>
    <style:style style:name="T1" style:family="text">
      <style:text-properties officeooo:rsid="0006c95e"/>
    </style:style>
    <style:style style:name="T2" style:family="text">
      <style:text-properties officeooo:rsid="00084fd2"/>
    </style:style>
    <style:style style:name="T3" style:family="text">
      <style:text-properties officeooo:rsid="0009b6d0"/>
    </style:style>
    <style:style style:name="T4" style:family="text">
      <style:text-properties officeooo:rsid="000a13b2"/>
    </style:style>
    <style:style style:name="T5" style:family="text">
      <style:text-properties officeooo:rsid="000c6340"/>
    </style:style>
    <style:style style:name="T6" style:family="text">
      <style:text-properties officeooo:rsid="000e803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803d" style:font-style-asian="italic" style:font-style-complex="italic"/>
    </style:style>
    <style:style style:name="T9" style:family="text">
      <style:text-properties fo:font-style="italic" officeooo:rsid="00124c14" style:font-style-asian="italic" style:font-style-complex="italic"/>
    </style:style>
    <style:style style:name="T10" style:family="text">
      <style:text-properties fo:font-style="italic" officeooo:rsid="001c8623" style:font-style-asian="italic" style:font-style-complex="italic"/>
    </style:style>
    <style:style style:name="T11" style:family="text">
      <style:text-properties fo:font-style="italic" officeooo:rsid="001e263b" style:font-style-asian="italic" style:font-style-complex="italic"/>
    </style:style>
    <style:style style:name="T12" style:family="text">
      <style:text-properties fo:font-style="italic" officeooo:rsid="002bc657" style:font-style-asian="italic" style:font-style-complex="italic"/>
    </style:style>
    <style:style style:name="T13" style:family="text">
      <style:text-properties fo:font-style="italic" officeooo:rsid="0038a0cb" style:font-style-asian="italic" style:font-style-complex="italic"/>
    </style:style>
    <style:style style:name="T14" style:family="text">
      <style:text-properties fo:font-style="italic" officeooo:rsid="003f5c27" style:font-style-asian="italic" style:font-style-complex="italic"/>
    </style:style>
    <style:style style:name="T15" style:family="text">
      <style:text-properties fo:font-style="italic" officeooo:rsid="004b9e8e" style:font-style-asian="italic" style:font-style-complex="italic"/>
    </style:style>
    <style:style style:name="T16" style:family="text">
      <style:text-properties fo:font-style="italic" officeooo:rsid="0084895e" style:font-style-asian="italic" style:font-style-complex="italic"/>
    </style:style>
    <style:style style:name="T17" style:family="text">
      <style:text-properties fo:font-style="italic" fo:font-weight="normal" officeooo:rsid="006f730b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e803d" style:font-style-asian="normal" style:font-style-complex="normal"/>
    </style:style>
    <style:style style:name="T20" style:family="text">
      <style:text-properties fo:font-style="normal" officeooo:rsid="000ebbe7" style:font-style-asian="normal" style:font-style-complex="normal"/>
    </style:style>
    <style:style style:name="T21" style:family="text">
      <style:text-properties fo:font-style="normal" officeooo:rsid="000f8008" style:font-style-asian="normal" style:font-style-complex="normal"/>
    </style:style>
    <style:style style:name="T22" style:family="text">
      <style:text-properties fo:font-style="normal" officeooo:rsid="001161cb" style:font-style-asian="normal" style:font-style-complex="normal"/>
    </style:style>
    <style:style style:name="T23" style:family="text">
      <style:text-properties fo:font-style="normal" officeooo:rsid="00124c14" style:font-style-asian="normal" style:font-style-complex="normal"/>
    </style:style>
    <style:style style:name="T24" style:family="text">
      <style:text-properties fo:font-style="normal" officeooo:rsid="00134126" style:font-style-asian="normal" style:font-style-complex="normal"/>
    </style:style>
    <style:style style:name="T25" style:family="text">
      <style:text-properties fo:font-style="normal" officeooo:rsid="00149de7" style:font-style-asian="normal" style:font-style-complex="normal"/>
    </style:style>
    <style:style style:name="T26" style:family="text">
      <style:text-properties fo:font-style="normal" officeooo:rsid="0016046d" style:font-style-asian="normal" style:font-style-complex="normal"/>
    </style:style>
    <style:style style:name="T27" style:family="text">
      <style:text-properties fo:font-style="normal" officeooo:rsid="0017f772" style:font-style-asian="normal" style:font-style-complex="normal"/>
    </style:style>
    <style:style style:name="T28" style:family="text">
      <style:text-properties fo:font-style="normal" officeooo:rsid="001c8623" style:font-style-asian="normal" style:font-style-complex="normal"/>
    </style:style>
    <style:style style:name="T29" style:family="text">
      <style:text-properties fo:font-style="normal" officeooo:rsid="001d00f1" style:font-style-asian="normal" style:font-style-complex="normal"/>
    </style:style>
    <style:style style:name="T30" style:family="text">
      <style:text-properties fo:font-style="normal" officeooo:rsid="001e263b" style:font-style-asian="normal" style:font-style-complex="normal"/>
    </style:style>
    <style:style style:name="T31" style:family="text">
      <style:text-properties fo:font-style="normal" officeooo:rsid="001e80d9" style:font-style-asian="normal" style:font-style-complex="normal"/>
    </style:style>
    <style:style style:name="T32" style:family="text">
      <style:text-properties fo:font-style="normal" officeooo:rsid="00202058" style:font-style-asian="normal" style:font-style-complex="normal"/>
    </style:style>
    <style:style style:name="T33" style:family="text">
      <style:text-properties fo:font-style="normal" officeooo:rsid="00215734" style:font-style-asian="normal" style:font-style-complex="normal"/>
    </style:style>
    <style:style style:name="T34" style:family="text">
      <style:text-properties fo:font-style="normal" officeooo:rsid="0023dc31" style:font-style-asian="normal" style:font-style-complex="normal"/>
    </style:style>
    <style:style style:name="T35" style:family="text">
      <style:text-properties fo:font-style="normal" officeooo:rsid="00263a3b" style:font-style-asian="normal" style:font-style-complex="normal"/>
    </style:style>
    <style:style style:name="T36" style:family="text">
      <style:text-properties fo:font-style="normal" officeooo:rsid="00277347" style:font-style-asian="normal" style:font-style-complex="normal"/>
    </style:style>
    <style:style style:name="T37" style:family="text">
      <style:text-properties fo:font-style="normal" officeooo:rsid="002929e2" style:font-style-asian="normal" style:font-style-complex="normal"/>
    </style:style>
    <style:style style:name="T38" style:family="text">
      <style:text-properties fo:font-style="normal" officeooo:rsid="002bc657" style:font-style-asian="normal" style:font-style-complex="normal"/>
    </style:style>
    <style:style style:name="T39" style:family="text">
      <style:text-properties fo:font-style="normal" officeooo:rsid="002bd50d" style:font-style-asian="normal" style:font-style-complex="normal"/>
    </style:style>
    <style:style style:name="T40" style:family="text">
      <style:text-properties fo:font-style="normal" officeooo:rsid="002c76c1" style:font-style-asian="normal" style:font-style-complex="normal"/>
    </style:style>
    <style:style style:name="T41" style:family="text">
      <style:text-properties fo:font-style="normal" officeooo:rsid="002e23c7" style:font-style-asian="normal" style:font-style-complex="normal"/>
    </style:style>
    <style:style style:name="T42" style:family="text">
      <style:text-properties fo:font-style="normal" officeooo:rsid="002f720e" style:font-style-asian="normal" style:font-style-complex="normal"/>
    </style:style>
    <style:style style:name="T43" style:family="text">
      <style:text-properties fo:font-style="normal" officeooo:rsid="0031daf9" style:font-style-asian="normal" style:font-style-complex="normal"/>
    </style:style>
    <style:style style:name="T44" style:family="text">
      <style:text-properties fo:font-style="normal" officeooo:rsid="00321358" style:font-style-asian="normal" style:font-style-complex="normal"/>
    </style:style>
    <style:style style:name="T45" style:family="text">
      <style:text-properties fo:font-style="normal" officeooo:rsid="0032ee47" style:font-style-asian="normal" style:font-style-complex="normal"/>
    </style:style>
    <style:style style:name="T46" style:family="text">
      <style:text-properties fo:font-style="normal" officeooo:rsid="004b9e8e" style:font-style-asian="normal" style:font-style-complex="normal"/>
    </style:style>
    <style:style style:name="T47" style:family="text">
      <style:text-properties fo:font-style="normal" officeooo:rsid="004cca48" style:font-style-asian="normal" style:font-style-complex="normal"/>
    </style:style>
    <style:style style:name="T48" style:family="text">
      <style:text-properties fo:font-style="normal" officeooo:rsid="004d2e5d" style:font-style-asian="normal" style:font-style-complex="normal"/>
    </style:style>
    <style:style style:name="T49" style:family="text">
      <style:text-properties fo:font-style="normal" officeooo:rsid="004ebab9" style:font-style-asian="normal" style:font-style-complex="normal"/>
    </style:style>
    <style:style style:name="T50" style:family="text">
      <style:text-properties fo:font-style="normal" officeooo:rsid="00522062" style:font-style-asian="normal" style:font-style-complex="normal"/>
    </style:style>
    <style:style style:name="T51" style:family="text">
      <style:text-properties fo:font-style="normal" officeooo:rsid="005375c4" style:font-style-asian="normal" style:font-style-complex="normal"/>
    </style:style>
    <style:style style:name="T52" style:family="text">
      <style:text-properties fo:font-style="normal" officeooo:rsid="00565750" style:font-style-asian="normal" style:font-style-complex="normal"/>
    </style:style>
    <style:style style:name="T53" style:family="text">
      <style:text-properties fo:font-style="normal" officeooo:rsid="0055bcf9" style:font-style-asian="normal" style:font-style-complex="normal"/>
    </style:style>
    <style:style style:name="T54" style:family="text">
      <style:text-properties fo:font-style="normal" officeooo:rsid="00582223" style:font-style-asian="normal" style:font-style-complex="normal"/>
    </style:style>
    <style:style style:name="T55" style:family="text">
      <style:text-properties fo:font-style="normal" officeooo:rsid="0059c8bd" style:font-style-asian="normal" style:font-style-complex="normal"/>
    </style:style>
    <style:style style:name="T56" style:family="text">
      <style:text-properties fo:font-style="normal" officeooo:rsid="005b7d9f" style:font-style-asian="normal" style:font-style-complex="normal"/>
    </style:style>
    <style:style style:name="T57" style:family="text">
      <style:text-properties fo:font-style="normal" officeooo:rsid="005c9c6c" style:font-style-asian="normal" style:font-style-complex="normal"/>
    </style:style>
    <style:style style:name="T58" style:family="text">
      <style:text-properties fo:font-style="normal" officeooo:rsid="005eff1d" style:font-style-asian="normal" style:font-style-complex="normal"/>
    </style:style>
    <style:style style:name="T59" style:family="text">
      <style:text-properties fo:font-style="normal" officeooo:rsid="005fb241" style:font-style-asian="normal" style:font-style-complex="normal"/>
    </style:style>
    <style:style style:name="T60" style:family="text">
      <style:text-properties fo:font-style="normal" officeooo:rsid="0061b7ff" style:font-style-asian="normal" style:font-style-complex="normal"/>
    </style:style>
    <style:style style:name="T61" style:family="text">
      <style:text-properties fo:font-style="normal" officeooo:rsid="0067ad41" style:font-style-asian="normal" style:font-style-complex="normal"/>
    </style:style>
    <style:style style:name="T62" style:family="text">
      <style:text-properties fo:font-style="normal" officeooo:rsid="006839af" style:font-style-asian="normal" style:font-style-complex="normal"/>
    </style:style>
    <style:style style:name="T63" style:family="text">
      <style:text-properties fo:font-style="normal" officeooo:rsid="006a592b" style:font-style-asian="normal" style:font-style-complex="normal"/>
    </style:style>
    <style:style style:name="T64" style:family="text">
      <style:text-properties fo:font-style="normal" officeooo:rsid="006a87ef" style:font-style-asian="normal" style:font-style-complex="normal"/>
    </style:style>
    <style:style style:name="T65" style:family="text">
      <style:text-properties fo:font-style="normal" officeooo:rsid="006ad1c3" style:font-style-asian="normal" style:font-style-complex="normal"/>
    </style:style>
    <style:style style:name="T66" style:family="text">
      <style:text-properties fo:font-style="normal" officeooo:rsid="006e28df" style:font-style-asian="normal" style:font-style-complex="normal"/>
    </style:style>
    <style:style style:name="T67" style:family="text">
      <style:text-properties fo:font-style="normal" officeooo:rsid="006e3c75" style:font-style-asian="normal" style:font-style-complex="normal"/>
    </style:style>
    <style:style style:name="T68" style:family="text">
      <style:text-properties fo:font-style="normal" officeooo:rsid="008094a0" style:font-style-asian="normal" style:font-style-complex="normal"/>
    </style:style>
    <style:style style:name="T69" style:family="text">
      <style:text-properties fo:font-style="normal" officeooo:rsid="0082990e" style:font-style-asian="normal" style:font-style-complex="normal"/>
    </style:style>
    <style:style style:name="T70" style:family="text">
      <style:text-properties fo:font-style="normal" officeooo:rsid="0084895e" style:font-style-asian="normal" style:font-style-complex="normal"/>
    </style:style>
    <style:style style:name="T71" style:family="text">
      <style:text-properties fo:font-style="normal" officeooo:rsid="00884627" style:font-style-asian="normal" style:font-style-complex="normal"/>
    </style:style>
    <style:style style:name="T72" style:family="text">
      <style:text-properties fo:font-style="normal" officeooo:rsid="008becee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6e3c75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732d58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77f829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7a8294" style:font-style-asian="normal" style:font-weight-asian="bold" style:font-style-complex="normal" style:font-weight-complex="bold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e3c7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6f730b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7294d9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732d58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750da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77f82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78918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794ab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7a8294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7d3e9b" style:font-style-asian="normal" style:font-weight-asian="normal" style:font-style-complex="normal" style:font-weight-complex="normal"/>
    </style:style>
    <style:style style:name="T89" style:family="text">
      <style:text-properties officeooo:rsid="0034d849"/>
    </style:style>
    <style:style style:name="T90" style:family="text">
      <style:text-properties officeooo:rsid="00362b48"/>
    </style:style>
    <style:style style:name="T91" style:family="text">
      <style:text-properties officeooo:rsid="0038a0cb"/>
    </style:style>
    <style:style style:name="T92" style:family="text">
      <style:text-properties officeooo:rsid="003947fa"/>
    </style:style>
    <style:style style:name="T93" style:family="text">
      <style:text-properties officeooo:rsid="003ae10b"/>
    </style:style>
    <style:style style:name="T94" style:family="text">
      <style:text-properties officeooo:rsid="003b9762"/>
    </style:style>
    <style:style style:name="T95" style:family="text">
      <style:text-properties officeooo:rsid="003bf87c"/>
    </style:style>
    <style:style style:name="T96" style:family="text">
      <style:text-properties officeooo:rsid="003f5c27"/>
    </style:style>
    <style:style style:name="T97" style:family="text">
      <style:text-properties officeooo:rsid="0041542f"/>
    </style:style>
    <style:style style:name="T98" style:family="text">
      <style:text-properties officeooo:rsid="0042fb1b"/>
    </style:style>
    <style:style style:name="T99" style:family="text">
      <style:text-properties officeooo:rsid="00430431"/>
    </style:style>
    <style:style style:name="T100" style:family="text">
      <style:text-properties officeooo:rsid="0044d7b6"/>
    </style:style>
    <style:style style:name="T101" style:family="text">
      <style:text-properties officeooo:rsid="00453491"/>
    </style:style>
    <style:style style:name="T102" style:family="text">
      <style:text-properties officeooo:rsid="00457422"/>
    </style:style>
    <style:style style:name="T103" style:family="text">
      <style:text-properties officeooo:rsid="004635bc"/>
    </style:style>
    <style:style style:name="T104" style:family="text">
      <style:text-properties officeooo:rsid="0046738c"/>
    </style:style>
    <style:style style:name="T105" style:family="text">
      <style:text-properties officeooo:rsid="00484423"/>
    </style:style>
    <style:style style:name="T106" style:family="text">
      <style:text-properties officeooo:rsid="00499e20"/>
    </style:style>
    <style:style style:name="T107" style:family="text">
      <style:text-properties officeooo:rsid="0049db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Ovidio</text:p>
      <text:p text:style-name="P1">La coscienza della modernità</text:p>
      <text:p text:style-name="P5">Ovidio fa emergere nelle sue poesie le sue il rapporto contraddittorio con la politica: se infatti non è uno che rimpiange il passato, quello stesso passato in cui tutte le più grandi gesta dei romani furono compiute, <text:span text:style-name="T1">è anche uno che apprezza il presente ed elogia </text:span><text:span text:style-name="T2">l’operato del princeps, che </text:span><text:span text:style-name="T3">sta rendendo grande lo Stato. Nei suoi versi vediamo quindi alternarsi gli encomi ad Augusto e gli indugi su dei temi avversi alla tradizione comune, come </text:span><text:span text:style-name="T4">l’esaltazione dell’amore libertino ed extraconiugale, </text:span><text:span text:style-name="T5">la presa in giro degli dei della religione tradizionale.<text:line-break/></text:span><text:span text:style-name="T6">Il </text:span><text:span text:style-name="T8">negotium</text:span><text:span text:style-name="T19"> </text:span><text:span text:style-name="T20">perde il valore di vita politica attiva, poiché, di fatto, </text:span><text:span text:style-name="T21">il potere era detenuto da Ottaviano, che veniva elogiato e che intratteneva delle conversazioni a tema politico solo con i suoi consiglieri. </text:span><text:span text:style-name="T22">In questo nuovo clima, </text:span><text:span text:style-name="T23">anche l’</text:span><text:span text:style-name="T9">otium</text:span><text:span text:style-name="T23"> </text:span><text:span text:style-name="T24">cambia, diventando l’unica dimensione del cittadino non più impegnato nell’attività politica. </text:span><text:span text:style-name="T25">Quando Ovidio dice di preferire il presente, evidenzia anche come adesso, che il princeps protegge Roma, tutti possono dedicarsi, senza snaturarsi, alle attività </text:span><text:span text:style-name="T26">come la</text:span><text:span text:style-name="T25"> poesia </text:span><text:span text:style-name="T26">amorosa, che un tempo era considerata deviante dal costume.<text:line-break/></text:span><text:span text:style-name="T27">Ovidio, conoscendo il passato prossimo dei letterati e dei poeti più influenti, seppe usare brillantemente le possibilità che la lingua poetica latina offriva.</text:span></text:p>
      <text:p text:style-name="P2">La poesia della leggerezza</text:p>
      <text:p text:style-name="P6">Ovidio si accosta alla poesia elegiaca dopo che Tibullo e Properzio la portarono all’apice. Ma da questo tipo di elegia, che delinea una vita d’amore totalizzante e controcorrente, nei termini in cui somiglia molto a quella di Catullo nel suo <text:span text:style-name="T7">Liber</text:span><text:span text:style-name="T18">, </text:span><text:span text:style-name="T28">Ovidio si distacca: negli </text:span><text:span text:style-name="T10">Amores</text:span><text:span text:style-name="T28"> </text:span><text:span text:style-name="T29">l’esperienza è come se fosse descritta “da manuale”, alternando scene di gelosia, incontri furtivi facenti parte di un codice di comportamenti da cui il poeta si distacca con ironia. </text:span><text:span text:style-name="T30">Per lui, l’amore con Corinna, è un </text:span><text:span text:style-name="T11">lusus</text:span><text:span text:style-name="T30"> complice, </text:span><text:span text:style-name="T31">un raffinato gioco sentimentale che non prevede che la passione sovrasti la razionalità. </text:span><text:span text:style-name="T32">Il modo didascalico con cui vengono narrate le scene fanno pensare più a una sorta di compendio di principi da seguire per decifrare il linguaggio e i protocolli amorosi. </text:span><text:span text:style-name="T33">Senza essere travolto da una passione distruttiva, dunque, l’autore si propone come guida attraverso il mondo dell’amore.</text:span></text:p>
      <text:p text:style-name="P3">La metamorfosi dei generi</text:p>
      <text:p text:style-name="P7">Parlando di sé come poeta, Ovidio si definisce <text:span text:style-name="T7">lusor</text:span><text:span text:style-name="T18">, “colui che gioca”: questo allude sia alla leggerezza dei temi amorosi trattati che al gioco dell’attività poetica, </text:span><text:span text:style-name="T34">un gioco con i testi della tradizione e il lettore, che scoprirà nuove forme di poesia, entro le quali potrà anche riconoscere i canoni classici. </text:span><text:span text:style-name="T35">Il senso di novità proposto aumenta </text:span><text:soft-page-break/><text:span text:style-name="T35">quando, seguendo la storia, il lettore si rende conto delle citazioni di parole, sintagmi o interi versi che va a ricercare e confrontare con gli originali. </text:span><text:span text:style-name="T36">Il repertorio principale, oltre Catullo e i poeti elegiaci, fu sicuramente Virgilio con i suoi ricchi, immensi e precisi testi, che lo resero grande </text:span><text:span text:style-name="T37">e immediatamente riconoscibile </text:span><text:span text:style-name="T36">a Roma.</text:span></text:p>
      <text:p text:style-name="P7"><text:span text:style-name="T38">L’opera che più rievoca la rielaborazione di storie già note è la raccolta delle </text:span><text:span text:style-name="T12">Heroides</text:span><text:span text:style-name="T38">, delle lettere immaginarie, </text:span><text:span text:style-name="T43">scritte ai propri amati da eroine del mito,</text:span><text:span text:style-name="T38"> in cui vengono ripres</text:span><text:span text:style-name="T39">e vicende tratte dai poemi omerici o dal teatro tragico. </text:span><text:span text:style-name="T40">Ogni mittente parla della propria esperienza in modo sintetico e allusivo, stendendo la lettera </text:span><text:span text:style-name="T41">precedentemente al fatto narrato, </text:span><text:span text:style-name="T42">ovvero quando i fatti potrebbero prendere una piega diversa da ciò che è narrato dai miti. </text:span><text:span text:style-name="T44">Tutte le eroine applicano i codici della poesia elegiaca nel tentativo di riprendersi il loro amato, </text:span><text:span text:style-name="T45">creando una mistione di generi, tra quello elegiaco e quello virgiliano.</text:span></text:p>
      <text:p text:style-name="P8">Con l’avvento del cristianesimo, Ovidio comincia a trattare argomenti più seri e <text:span text:style-name="T89">vicini alla politica augustea</text:span> scrivendo i <text:span text:style-name="T7">Fasti</text:span>, <text:span text:style-name="T89">(</text:span>ovvero i “giorni fasti (favorevoli)” in cui i magistrati potevano rilasciare le decisioni giudiziarie<text:span text:style-name="T89">)</text:span>, <text:span text:style-name="T89">un poema didascalico </text:span><text:span text:style-name="T90">dal tono irriverente ma delicato, </text:span><text:span text:style-name="T91">che lo allontana nuovamente dai precedenti Lucrezio e Virgilio con i loro </text:span><text:span text:style-name="T13">De rerum natura</text:span><text:span text:style-name="T91"> e </text:span><text:span text:style-name="T13">Georgiche</text:span><text:span text:style-name="T91">.<text:line-break/></text:span><text:span text:style-name="T92">L’opera doveva essere divisa in dodici libri, </text:span><text:span text:style-name="T93">ma fu interrotta </text:span><text:span text:style-name="T94">a metà </text:span><text:span text:style-name="T95">(da gennaio a giugno)</text:span><text:span text:style-name="T94"> per via della relegazione a Tomi.</text:span></text:p>
      <text:p text:style-name="P4">LE <text:span text:style-name="T7">METAMORFOSI</text:span></text:p>
      <text:p text:style-name="P9">Quando Ovidio fu già un poeta affermato decise di cimentarsi <text:span text:style-name="T96">nella stesura di un poema immenso che ambisce ad essere universale: le </text:span><text:span text:style-name="T14">Metamorphoseon libri</text:span><text:span text:style-name="T96">, quindici libri in esametri, </text:span><text:span text:style-name="T97">narra della storia mitologica finora </text:span><text:span text:style-name="T98">tramandata </text:span><text:span text:style-name="T99">dal punto di vista del cambiamento. </text:span><text:span text:style-name="T100">In particolare, </text:span><text:span text:style-name="T101">descrive gli </text:span><text:span text:style-name="T102">imp</text:span><text:span text:style-name="T103">ossibili</text:span><text:span text:style-name="T100"> cambiamenti fisici che i vari protagonisti subiscono, sia attivo che passivamente, </text:span><text:span text:style-name="T104">con dei tratti realistici. </text:span><text:span text:style-name="T105">E insieme a queste trasformazioni Ovidio si preoccupa anche di modellare il tono in base alla vicenda, per aumentare la verosimiglianza della cornice che si andava costruendo.<text:line-break/></text:span><text:span text:style-name="T106">Con la sua ampiezza, inoltre, il poema sfidava la poetica alessandrina della brevità </text:span><text:span text:style-name="T107">proposta da Callimaco, lo stesso da cui trae spunto per i temi.</text:span></text:p>
      <text:p text:style-name="P10"><text:span text:style-name="T46">In particolare, il </text:span><text:span text:style-name="T15">carmen perpetuum</text:span><text:span text:style-name="T46"> che Ovidio compone, denominandolo tale nel proemio, </text:span><text:span text:style-name="T47">narra una storia che origina dalla creazione dell’universo </text:span><text:span text:style-name="T48">e arriva all’epoca di Augusto, epoca che coincide co</text:span><text:span text:style-name="T49">l culmine della storia romana, </text:span><text:span text:style-name="T50">e che non presenta interruzioni tra una vicenda e l’altra. </text:span><text:span text:style-name="T51">Caratteristica di queste storie è che nessuna di esse prevarica un’altra, così come nessun personaggio ha una spiccante statura narrativa. </text:span><text:span text:style-name="T52">In q</text:span><text:span text:style-name="T53">uesta grande varietà </text:span><text:span text:style-name="T52">contenutistica possiamo tuttavia notare che:</text:span></text:p>
      <text:list xml:id="list2549588416" text:style-name="L1">
        <text:list-item>
          <text:p text:style-name="P14"><text:span text:style-name="T18">le trasformazioni </text:span><text:span text:style-name="T54">possono essere da uno stato dell’esistenza </text:span><text:span text:style-name="T55">superiore a uno inferiore. Divinità e uomini possono diventare animali, vegetali o minerali.</text:span></text:p>
        </text:list-item>
        <text:list-item>
          <text:p text:style-name="P15"><text:soft-page-break/><text:span text:style-name="T59">l</text:span><text:span text:style-name="T18">e trasformazioni possono essere causate </text:span><text:span text:style-name="T56">da molteplici situazioni: </text:span><text:span text:style-name="T57">dall’ostilità di una divinità o dal suo favore; dalla volontà stessa del personaggio o da un suo sentimento.</text:span></text:p>
        </text:list-item>
        <text:list-item>
          <text:p text:style-name="P16"><text:span text:style-name="T18">i</text:span><text:span text:style-name="T57"> </text:span><text:span text:style-name="T18">miti possono essere </text:span><text:span text:style-name="T58">narrati dal poeta o da un narratore di secondo grado: in questo caso, Ovidio si lascia spesso andare, secondo il gusto alessandrino, a delle digressioni descrittive e, soprattutto, lascia intuire le sue emozioni di fronte alle situazioni narrate.</text:span></text:p>
        </text:list-item>
        <text:list-item>
          <text:p text:style-name="P17"><text:span text:style-name="T59">la narrazione </text:span><text:span text:style-name="T60">varia dai toni elegiaci a quelli umoristici, da quelli fiabeschi a quelli grotteschi.</text:span></text:p>
        </text:list-item>
      </text:list>
      <text:p text:style-name="P12">GLI <text:span text:style-name="T7">AMORES</text:span></text:p>
      <text:p text:style-name="P18"><text:span text:style-name="T18">La prima </text:span><text:span text:style-name="T61">opera a cui si dedica Ovidio è una raccolta di elegie d’amore, </text:span><text:span text:style-name="T62">originariamente divisa in cinque libri, </text:span><text:span text:style-name="T63">poi ridotti a tre, ciascuno aperto da un proemio, </text:span><text:span text:style-name="T64">nel quale il poeta giustifica la scelta </text:span><text:span text:style-name="T65">della poesia elegiaca.</text:span></text:p>
      <text:p text:style-name="P19"><text:span text:style-name="T65">O</text:span><text:span text:style-name="T18">vidio afferma </text:span><text:span text:style-name="T66">di essere sullo stesso piano dei precedenti Gallo, Tibullo e Properzio, in quanto, come loro, tratta </text:span><text:span text:style-name="T67">del suo amore per </text:span><text:span text:style-name="T74">Corinna</text:span><text:span text:style-name="T79">, una donna bellissima e raffinata </text:span><text:span text:style-name="T80">che gli provoca gelosia, tormento, rivalità con un ricco, e che in generale ci permette di definire il poeta un </text:span><text:span text:style-name="T17">milites Veneris</text:span><text:span text:style-name="T80">.</text:span></text:p>
      <text:p text:style-name="P20"><text:span text:style-name="T80">O</text:span><text:span text:style-name="T78">vidio risulta </text:span><text:span text:style-name="T73">originale</text:span><text:span text:style-name="T78"> </text:span><text:span text:style-name="T81">nel suo genere, </text:span><text:span text:style-name="T82">in quanto esplicita il suo mero </text:span><text:span text:style-name="T75">interesse letterario</text:span><text:span text:style-name="T82"> per l’elegia: non è la sua unica scelta, in quanto è attratto anche dalla tragedia e dall’epica, ma proprio d</text:span><text:span text:style-name="T83">a</text:span><text:span text:style-name="T82"> quest’ultima Cupido </text:span><text:span text:style-name="T83">sottrasse un piede, rendendo il verso epico un verso elegiaco; lo ha poi fatto innamorare di Corinna.<text:line-break/></text:span><text:span text:style-name="T84">L’amore, dunque, non è fonte di sofferenza quanto più di un raffinato </text:span><text:span text:style-name="T76">gioco di seduzione</text:span><text:span text:style-name="T84"> </text:span><text:span text:style-name="T85">con Corinna, </text:span><text:span text:style-name="T86">che non presenta i tratti tipici della donna elegiaca.<text:line-break/></text:span><text:span text:style-name="T87">Ovidio utilizza dell’</text:span><text:span text:style-name="T77">ironia</text:span><text:span text:style-name="T87"> </text:span><text:span text:style-name="T88">per sdrammatizzare situazioni che, nell’elegia classica, avrebbero significato profonde commozione e partecipazione.</text:span></text:p>
      <text:p text:style-name="P13">L’<text:span text:style-name="T7">ARS AMATORIA</text:span></text:p>
      <text:p text:style-name="P21"><text:span text:style-name="T68">È </text:span><text:span text:style-name="T18">un poema didascalico </text:span><text:span text:style-name="T69">diviso in tre libri, in cui parla di come sedurre una donna, come tenerla a sé e dei medesimi argomenti, nel libro III, rivolti alle donne stesse.<text:line-break/></text:span><text:span text:style-name="T70">I numerosi </text:span><text:span text:style-name="T16">excursus</text:span><text:span text:style-name="T70">, anche mitologici, sono uno dei tratti di continuità con i grandi del genere didascalico, da cui però si distacca in quanto, anziché l’esametro, utilizza il distico elegiaco, </text:span><text:span text:style-name="T71">nonché per il fatto che il terzo libro sia indirizzato alle lettrici.<text:line-break/></text:span><text:span text:style-name="T72">Questo fu certamente motivo di fastidio per Augusto, e dunque motivo in più per la sua relegazione a Tom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7:35:47.417186152</meta:creation-date>
    <dc:date>2021-02-23T16:10:30.137800492</dc:date>
    <meta:editing-duration>PT2H22M12S</meta:editing-duration>
    <meta:editing-cycles>126</meta:editing-cycles>
    <meta:generator>LibreOffice/6.4.6.2$Linux_X86_64 LibreOffice_project/40$Build-2</meta:generator>
    <meta:document-statistic meta:table-count="0" meta:image-count="0" meta:object-count="0" meta:page-count="3" meta:paragraph-count="22" meta:word-count="1219" meta:character-count="7800" meta:non-whitespace-character-count="6607"/>
  </office:meta>
</office:document-meta>
</file>